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ompte-rendu TP2:</text:p>
      <text:p text:style-name="P1">Gestion d'une pile et d'une file.</text:p>
      <text:p text:style-name="P1"/>
      <text:p text:style-name="P1"/>
      <text:p text:style-name="P2">I°) Sujet du tp:</text:p>
      <text:p text:style-name="P2"/>
      <text:list text:style-name="L1">
        <text:list-item>
          <text:p text:style-name="P9">Traduire en langage C les procédures et fonctions de gestion de pile vues en cours, pour une pile dont le type d'éléments est défini par typedef</text:p>
        </text:list-item>
        <text:list-item>
          <text:p text:style-name="P9">Traduire en langage C les procédures et fonctions de gestion de files vues en cours, pour une file </text:p>
          <text:p text:style-name="P9">d'entiers</text:p>
        </text:list-item>
        <text:list-item>
          <text:p text:style-name="P9">Pour tester le bon fonctionnement de ces deux structures, écrire le programme d'inversion d'une pile traité dans le partiel 2.</text:p>
        </text:list-item>
      </text:list>
      <text:p text:style-name="P4"/>
      <text:p text:style-name="P6"><text:span text:style-name="T1"><text:s text:c="6"/></text:span>choix de programmation:</text:p>
      <text:p text:style-name="P4"><text:s text:c="9"/>Pour une question pratique le choix de type de pile ou de file se fera par un define au lieu d'un </text:p>
      <text:p text:style-name="P4"><text:s text:c="9"/>typedef.</text:p>
      <text:p text:style-name="P4"/>
      <text:p text:style-name="P4"/>
      <text:p text:style-name="P4"/>
      <text:p text:style-name="P3"><text:s/>II°)Code source commenté: </text:p>
      <text:p text:style-name="P3"/>
      <text:p text:style-name="P4"><text:s text:c="3"/>Fourni en fin de compte rendu. <text:s text:c="6"/></text:p>
      <text:p text:style-name="P4"/>
      <text:p text:style-name="P3"/>
      <text:p text:style-name="P3"/>
      <text:p text:style-name="P3">III°)Compilation. </text:p>
      <text:p text:style-name="P3"/>
      <text:p text:style-name="P4">Pour les traces d'exécution, on a utilisé Débian 2.6 (LINUX): </text:p>
      <text:p text:style-name="P4"/>
      <text:p text:style-name="P4">gcc -c file.c -Wall -ansi -pedantic</text:p>
      <text:p text:style-name="P4">gcc -c pile.c -Wall -ansi -pedantic</text:p>
      <text:p text:style-name="P4">gcc -c pilefile.c -Wall -ansi -pedantic</text:p>
      <text:p text:style-name="P4">gcc file.o pile.o pilefile.o -o tp2 -Wall -ansi -pedantic</text:p>
      <text:p text:style-name="P4"/>
      <text:p text:style-name="P4">Le code produit respecte donc la norme ansi du C</text:p>
      <text:p text:style-name="P4"/>
      <text:p text:style-name="P4"/>
      <text:p text:style-name="P4"/>
      <text:p text:style-name="P4"/>
      <text:p text:style-name="P4"/>
      <text:p text:style-name="P3"><text:soft-page-break/>IV°)Trace &amp; cas particulier:</text:p>
      <text:p text:style-name="P3"/>
      <text:p text:style-name="P5">Pour la première partie on travaillera sur les fonctions de la pile.</text:p>
      <text:p text:style-name="P7"/>
      <text:p text:style-name="P7"/>
      <text:p text:style-name="P6">Init:</text:p>
      <text:p text:style-name="P6"/>
      <text:p text:style-name="P4"><text:s text:c="6"/>Fonctions de test de la pile </text:p>
      <text:p text:style-name="P4"><text:s text:c="6"/>1) Initialisation de la pile </text:p>
      <text:p text:style-name="P4"><text:s text:c="6"/>2) test si pile vide </text:p>
      <text:p text:style-name="P4"><text:s text:c="6"/>3) test si pile pleine </text:p>
      <text:p text:style-name="P4"><text:s text:c="6"/>4) empiler une valeur </text:p>
      <text:p text:style-name="P4"><text:s text:c="6"/>5) depiler une valeur </text:p>
      <text:p text:style-name="P4"><text:s text:c="6"/>6) valeur du sommet </text:p>
      <text:p text:style-name="P4"><text:s text:c="6"/>autre: retour au menu </text:p>
      <text:p text:style-name="P4"><text:s text:c="6"/>1 </text:p>
      <text:p text:style-name="P4"><text:s text:c="6"/>taille maximale souhaitee? </text:p>
      <text:p text:style-name="P4"><text:s text:c="6"/>10</text:p>
      <text:p text:style-name="P4"><text:s text:c="4"/>/*aucun message d'erreur*/</text:p>
      <text:p text:style-name="P4"><text:s text:c="4"/></text:p>
      <text:p text:style-name="P6">Sommet:</text:p>
      <text:p text:style-name="P6"/>
      <text:p text:style-name="P4"><text:s text:c="3"/><text:span text:style-name="T2">cas normal:</text:span></text:p>
      <text:p text:style-name="P4"/>
      <text:p text:style-name="P4"><text:s text:c="6"/>la valeur a empiler? <text:s text:c="2"/>/*on montre la dernière empilation*/</text:p>
      <text:p text:style-name="P4"><text:s text:c="6"/>2 </text:p>
      <text:p text:style-name="P4"><text:s text:c="6"/>empilation reussi </text:p>
      <text:p text:style-name="P4"/>
      <text:p text:style-name="P4"><text:s text:c="6"/>valeur du sommet : 2 </text:p>
      <text:p text:style-name="P4"/>
      <text:p text:style-name="P4"><text:s text:c="2"/><text:span text:style-name="T2"><text:s/>cas pile vide</text:span></text:p>
      <text:p text:style-name="P6"/>
      <text:p text:style-name="P4"><text:s text:c="6"/>/*on effectue l'appel de la fonction sommet juste après l'initialisation donc la pile est bien vide*/</text:p>
      <text:p text:style-name="P4"><text:s text:c="5"/>sommet non atteignable </text:p>
      <text:p text:style-name="P4"><text:s text:c="5"/></text:p>
      <text:p text:style-name="P6">Pleine:</text:p>
      <text:p text:style-name="P6"/>
      <text:p text:style-name="P4"><text:s text:c="3"/><text:span text:style-name="T2">cas pile pleine:</text:span></text:p>
      <text:p text:style-name="P4"><text:s text:c="6"/>/*on initialise une pile de 3 éléments et on empile tant que cela réussi */</text:p>
      <text:p text:style-name="P4"><text:s text:c="6"/>la valeur a empiler? </text:p>
      <text:p text:style-name="P4"><text:s text:c="6"/>4 </text:p>
      <text:p text:style-name="P4"><text:s text:c="6"/>empilation rate</text:p>
      <text:p text:style-name="P4"/>
      <text:p text:style-name="P4"><text:s text:c="6"/>pile pleine <text:s/></text:p>
      <text:p text:style-name="P4"><text:s text:c="3"/></text:p>
      <text:p text:style-name="P4"><text:s text:c="2"/><text:span text:style-name="T2"><text:s/>cas pile non-pleine:</text:span></text:p>
      <text:p text:style-name="P4"><text:s text:c="6"/>/*on reprend l'exemple précédent en dépilant une valeur:*/</text:p>
      <text:p text:style-name="P4"><text:s text:c="5"/>valeur depile : 3 </text:p>
      <text:p text:style-name="P4"/>
      <text:p text:style-name="P4"><text:s text:c="6"/>pile non pleine </text:p>
      <text:p text:style-name="P4"/>
      <text:p text:style-name="P4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Vide:</text:p>
      <text:p text:style-name="P6"/>
      <text:p text:style-name="P6"><text:span text:style-name="T1"><text:s text:c="3"/></text:span>cas pile vide:</text:p>
      <text:p text:style-name="P4"><text:s text:c="6"/>/*on effectue l'appel de la fonction vide juste après l'initialisation donc la pile est bien vide*/</text:p>
      <text:p text:style-name="P4"><text:s text:c="6"/>pile vide </text:p>
      <text:p text:style-name="P4"/>
      <text:p text:style-name="P6"><text:span text:style-name="T1"><text:s text:c="3"/></text:span>cas pile non vide:</text:p>
      <text:p text:style-name="P4"><text:s text:c="6"/>/*on reprend le contexte précédent et on empile une valeur*/</text:p>
      <text:p text:style-name="P4"><text:s text:c="6"/>la valeur a empiler? </text:p>
      <text:p text:style-name="P4"><text:s text:c="6"/>1 </text:p>
      <text:p text:style-name="P4"/>
      <text:p text:style-name="P4"><text:s text:c="6"/>pile non vide </text:p>
      <text:p text:style-name="P6"/>
      <text:p text:style-name="P6">Empiler:</text:p>
      <text:p text:style-name="P6"/>
      <text:p text:style-name="P6"><text:span text:style-name="T1"><text:s text:c="3"/></text:span>cas normal:</text:p>
      <text:p text:style-name="P4"><text:s text:c="6"/>la valeur a empiler? </text:p>
      <text:p text:style-name="P4"><text:s text:c="6"/>10 </text:p>
      <text:p text:style-name="P4"><text:s text:c="6"/>empilation reussi </text:p>
      <text:p text:style-name="P6"/>
      <text:p text:style-name="P6"><text:span text:style-name="T1"><text:s text:c="3"/></text:span>cas pile pleine:</text:p>
      <text:p text:style-name="P4"><text:s text:c="6"/>/*on empile tant que la pile n'est pas pleine*/</text:p>
      <text:p text:style-name="P4"><text:s text:c="6"/>la valeur a empiler? </text:p>
      <text:p text:style-name="P4"><text:s text:c="6"/>5 </text:p>
      <text:p text:style-name="P4"><text:s text:c="6"/>empilation rate </text:p>
      <text:p text:style-name="P4"/>
      <text:p text:style-name="P6">Dépiler:</text:p>
      <text:p text:style-name="P6"/>
      <text:p text:style-name="P6"><text:span text:style-name="T1"><text:s text:c="3"/></text:span>cas normal:</text:p>
      <text:p text:style-name="P4"><text:s text:c="6"/>/*on reprend le cas précédent (pile pleine) dernier valeur empiler : 5 */</text:p>
      <text:p text:style-name="P4"><text:s text:c="6"/>valeur depile : 5 </text:p>
      <text:p text:style-name="P4"/>
      <text:p text:style-name="P6"><text:span text:style-name="T1"><text:s text:c="3"/></text:span>cas pile vide:</text:p>
      <text:p text:style-name="P4"><text:s text:c="6"/>/*on effectue l'appel de la fonction depiler juste après l'initialisation donc la pile est bien vide*/</text:p>
      <text:p text:style-name="P4"><text:s text:c="6"/>depilation rate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Pour la deuxième partie on travaillera sur les fonctions de la file.</text:p>
      <text:p text:style-name="P7"/>
      <text:p text:style-name="P7"/>
      <text:p text:style-name="P6">Init:</text:p>
      <text:p text:style-name="P6"/>
      <text:p text:style-name="P4"><text:s text:c="3"/>Fonctions de test de la file</text:p>
      <text:p text:style-name="P4"><text:s text:c="3"/>1) Initialisation de la file</text:p>
      <text:p text:style-name="P4"><text:s text:c="3"/>2) test si file vide </text:p>
      <text:p text:style-name="P4"><text:s text:c="3"/>3) test si file pleine</text:p>
      <text:p text:style-name="P4"><text:s text:c="3"/>4) enfiler une valeur</text:p>
      <text:p text:style-name="P4"><text:s text:c="3"/>5) defiler une valeur</text:p>
      <text:p text:style-name="P4"><text:s text:c="3"/>6) valeur du sommet</text:p>
      <text:p text:style-name="P4"><text:s text:c="3"/>autre: retour au menu</text:p>
      <text:p text:style-name="P4"><text:s text:c="3"/>1</text:p>
      <text:p text:style-name="P4"><text:s text:c="3"/>taille maximale souhaitee? </text:p>
      <text:p text:style-name="P4"><text:s text:c="3"/>10</text:p>
      <text:p text:style-name="P4"><text:s text:c="3"/>/*aucune erreur détecté*/</text:p>
      <text:p text:style-name="P4"/>
      <text:p text:style-name="P6">Sommet:</text:p>
      <text:p text:style-name="P6"/>
      <text:p text:style-name="P4"><text:s text:c="3"/><text:span text:style-name="T2">cas normal:</text:span></text:p>
      <text:p text:style-name="P4"><text:s text:c="8"/>/*on montre le dernier enfilage*/ </text:p>
      <text:p text:style-name="P4"><text:s text:c="7"/>la valeur a enfiler?</text:p>
      <text:p text:style-name="P4"><text:s text:c="7"/>3</text:p>
      <text:p text:style-name="P4"><text:s text:c="7"/>enfilage reussi</text:p>
      <text:p text:style-name="P4"/>
      <text:p text:style-name="P4"><text:s text:c="7"/>valeur du sommet : 3</text:p>
      <text:p text:style-name="P4"/>
      <text:p text:style-name="P4"><text:s text:c="2"/><text:span text:style-name="T2"><text:s/>cas file vide:</text:span></text:p>
      <text:p text:style-name="P4"><text:s text:c="7"/>/*on effectue l'appel de la fonction sommet juste après l'initialisation donc la file est bien vide*/ <text:s text:c="11"/></text:p>
      <text:p text:style-name="P4"><text:s text:c="7"/>sommet non atteignable</text:p>
      <text:p text:style-name="P4"/>
      <text:p text:style-name="P6">Pleine:</text:p>
      <text:p text:style-name="P4"><text:s text:c="3"/><text:span text:style-name="T2">cas file pleine:</text:span></text:p>
      <text:p text:style-name="P4"><text:s text:c="6"/>/*On enfile tant que cela réussit*/</text:p>
      <text:p text:style-name="P4"><text:s text:c="6"/>file pleine</text:p>
      <text:p text:style-name="P4"><text:s text:c="6"/></text:p>
      <text:p text:style-name="P4"><text:s text:c="3"/><text:span text:style-name="T2">cas file non-pleine:</text:span></text:p>
      <text:p text:style-name="P4"><text:s text:c="6"/>/*on reprend le contexte précédent où on défile une valeur*/</text:p>
      <text:p text:style-name="P4"><text:s text:c="6"/>file non pleine</text:p>
      <text:p text:style-name="P6"/>
      <text:p text:style-name="P6">Vide:</text:p>
      <text:p text:style-name="P4"><text:s text:c="2"/><text:span text:style-name="T2"><text:s/>cas file vide:</text:span></text:p>
      <text:p text:style-name="P4"><text:s text:c="7"/>/*on effectue l'appel de la fonction vide après l'initialisation donc la file est bien vide*/</text:p>
      <text:p text:style-name="P4"><text:s text:c="6"/>file vide</text:p>
      <text:p text:style-name="P4"><text:s text:c="7"/></text:p>
      <text:p text:style-name="P4"><text:s text:c="3"/><text:span text:style-name="T2">cas file non vide:</text:span></text:p>
      <text:p text:style-name="P4"><text:s text:c="6"/>/*On reprend le contexte précédent auxquels on enfile une valeur*/</text:p>
      <text:p text:style-name="P4"><text:s text:c="6"/>file non vide</text:p>
      <text:p text:style-name="P6"/>
      <text:p text:style-name="P6"><text:soft-page-break/></text:p>
      <text:p text:style-name="P6"/>
      <text:p text:style-name="P6"/>
      <text:p text:style-name="P6"/>
      <text:p text:style-name="P6">Enfiler:</text:p>
      <text:p text:style-name="P4"><text:s text:c="2"/><text:span text:style-name="T2"><text:s/>cas normal:</text:span></text:p>
      <text:p text:style-name="P4"><text:s text:c="6"/>/*on effectue l'appel de la fonction vide après l'initialisation donc la file est bien vide*/</text:p>
      <text:p text:style-name="P4"><text:s text:c="6"/>la valeur a enfiler?</text:p>
      <text:p text:style-name="P4"><text:s text:c="6"/>3</text:p>
      <text:p text:style-name="P4"><text:s text:c="6"/>enfilage réussi</text:p>
      <text:p text:style-name="P4"/>
      <text:p text:style-name="P4"><text:s text:c="2"/><text:span text:style-name="T2"><text:s/>cas file pleine:</text:span></text:p>
      <text:p text:style-name="P4"><text:s text:c="6"/>/*on enfile tant que la file n'est pas pleine*/</text:p>
      <text:p text:style-name="P4"><text:s text:c="6"/>/*on enfile une dernier valeur*/</text:p>
      <text:p text:style-name="P4"><text:s text:c="5"/>la valeur a enfiler?</text:p>
      <text:p text:style-name="P4"><text:s text:c="5"/>5</text:p>
      <text:p text:style-name="P4"><text:s text:c="5"/>enfilation rate</text:p>
      <text:p text:style-name="P4"/>
      <text:p text:style-name="P6">Défiler:</text:p>
      <text:p text:style-name="P4"><text:s text:c="3"/><text:span text:style-name="T2">cas normal:</text:span></text:p>
      <text:p text:style-name="P4"><text:s text:c="7"/>/*on se place dans le contexte précédent (pile pleine)*/</text:p>
      <text:p text:style-name="P4"><text:s text:c="6"/>/*première valeur enfiler*/</text:p>
      <text:p text:style-name="P4"><text:s text:c="6"/>la valeur a enfiler?</text:p>
      <text:p text:style-name="P4"><text:s text:c="6"/>2</text:p>
      <text:p text:style-name="P4"><text:s text:c="6"/>enfilage reussi</text:p>
      <text:p text:style-name="P4"/>
      <text:p text:style-name="P4"><text:s text:c="6"/>valeur defile : 2</text:p>
      <text:p text:style-name="P4"/>
      <text:p text:style-name="P4"><text:s text:c="3"/><text:span text:style-name="T2">cas file vide:</text:span></text:p>
      <text:p text:style-name="P4"><text:s text:c="7"/>/*on défile tant que la file n'est pas vide*/</text:p>
      <text:p text:style-name="P4"><text:s text:c="6"/>defilage rate</text:p>
      <text:p text:style-name="P4"/>
      <text:p text:style-name="P4"/>
      <text:p text:style-name="P5">Maintenant on effectue le test sur l'exercice de l'examen:</text:p>
      <text:p text:style-name="P5"/>
      <text:p text:style-name="P4"><text:s/>Combien d'element doit contenir la pile initiale </text:p>
      <text:p text:style-name="P4">5</text:p>
      <text:p text:style-name="P4">initialisation des piles</text:p>
      <text:p text:style-name="P4">remplissage de la pile d'origine</text:p>
      <text:p text:style-name="P4">valeur?</text:p>
      <text:p text:style-name="P4">1</text:p>
      <text:p text:style-name="P4">valeur?</text:p>
      <text:p text:style-name="P4">2</text:p>
      <text:p text:style-name="P4">valeur?</text:p>
      <text:p text:style-name="P4">3</text:p>
      <text:p text:style-name="P4">valeur?</text:p>
      <text:p text:style-name="P4">4</text:p>
      <text:p text:style-name="P4">valeur?</text:p>
      <text:p text:style-name="P4">5 <text:s text:c="22"/>/* on a empilé le 1 puis le 2,3,4,5*/</text:p>
      <text:p text:style-name="P4">on depile dans la file</text:p>
      <text:p text:style-name="P4">on defile dans la pile </text:p>
      <text:p text:style-name="P4">on depile toute la pile </text:p>
      <text:p text:style-name="P4"><text:soft-page-break/><text:s/>1 <text:s text:c="2"/>2 <text:s text:c="2"/>3 <text:s text:c="2"/>4 <text:s text:c="2"/>5 <text:s/> <text:s text:c="3"/>/*on a dépilé le 1 puis le 2,3,4,5 */</text:p>
      <text:p text:style-name="P4">destruction des files et des piles <text:s text:c="3"/>/*on a donc bien le fonctionnement attendu*/</text:p>
      <text:p text:style-name="P4"/>
      <text:p text:style-name="P2">V°) Test libération de la mémoire: Valgrind</text:p>
      <text:p text:style-name="P2"/>
      <text:p text:style-name="P2"/>
      <text:p text:style-name="P5">Pour cela on a utilisé au minimum une fois toutes les fonctions crées.</text:p>
      <text:p text:style-name="P5"/>
      <text:p text:style-name="P4">==3842== </text:p>
      <text:p text:style-name="P4">==3842== ERROR SUMMARY: 0 errors from 0 contexts (suppressed: 13 from 1)</text:p>
      <text:p text:style-name="P4">==3842== malloc/free: in use at exit: 0 bytes in 0 blocks.</text:p>
      <text:p text:style-name="P4">==3842== malloc/free: 8 allocs, 8 frees, 148 bytes allocated.</text:p>
      <text:p text:style-name="P4">==3842== For counts of detected errors, rerun with: -v</text:p>
      <text:p text:style-name="P4">==3842== All heap blocks were freed -- no leaks are possible.</text:p>
      <text:p text:style-name="P4"/>
      <text:p text:style-name="P4">Donc aucun memory leak (fuite de mémo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scourbi</meta:initial-creator>
    <meta:creation-date>2010-03-21T21:36:45</meta:creation-date>
    <dc:creator>escourbi</dc:creator>
    <dc:date>2010-03-23T00:17:18</dc:date>
    <meta:editing-cycles>10</meta:editing-cycles>
    <meta:editing-duration>PT6H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75" meta:word-count="840" meta:character-count="5498"/>
  </office:meta>
</office:document-meta>
</file>